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33cm" fo:margin-left="-0.016cm" fo:margin-right="0.083cm" fo:margin-top="0cm" fo:margin-bottom="0cm" style:page-number="auto" table:align="margins"/>
    </style:style>
    <style:style style:name="Table1.A" style:family="table-column">
      <style:table-column-properties style:column-width="2.381cm" style:rel-column-width="1350*"/>
    </style:style>
    <style:style style:name="Table1.B" style:family="table-column">
      <style:table-column-properties style:column-width="0.529cm" style:rel-column-width="300*"/>
    </style:style>
    <style:style style:name="Table1.C" style:family="table-column">
      <style:table-column-properties style:column-width="0.953cm" style:rel-column-width="540*"/>
    </style:style>
    <style:style style:name="Table1.D" style:family="table-column">
      <style:table-column-properties style:column-width="5.398cm" style:rel-column-width="3060*"/>
    </style:style>
    <style:style style:name="Table1.E" style:family="table-column">
      <style:table-column-properties style:column-width="0.688cm" style:rel-column-width="390*"/>
    </style:style>
    <style:style style:name="Table1.F" style:family="table-column">
      <style:table-column-properties style:column-width="4.577cm" style:rel-column-width="2595*"/>
    </style:style>
    <style:style style:name="Table1.G" style:family="table-column">
      <style:table-column-properties style:column-width="2.408cm" style:rel-column-width="1365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144cm" fo:margin-left="9.493cm" fo:margin-right="-0.085cm" table:align="margins"/>
    </style:style>
    <style:style style:name="Table6.A" style:family="table-column">
      <style:table-column-properties style:column-width="7.144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11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ahoma" style:font-name-complex="Tahoma"/>
    </style:style>
    <style:style style:name="P12" style:family="paragraph" style:parent-style-name="Normal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1">{nama_satker}</text:p>
            <text:p text:style-name="P4">“UNTUK KEADILAN”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40</text:p>
          </table:table-cell>
        </table:table-row>
        <table:table-row>
          <table:table-cell table:style-name="Table1.A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no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sifat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lampiran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perihal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7">KEPADA YTH.</text:p>
            <text:p text:style-name="P7">KETUA PENGADILAN TINGGI</text:p>
            <text:p text:style-name="P7">{kepada}</text:p>
            <text:p text:style-name="P7">MELALUI</text:p>
            <text:p text:style-name="P7">KETUA PENGADILAN NEGERI</text:p>
            <text:p text:style-name="P8"><text:span text:style-name="Default_20_Paragraph_20_Font"><text:span text:style-name="T1">DI – </text:span></text:span></text:p>
            <text:p text:style-name="P8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table:number-columns-spanned="2" office:value-type="string">
            <text:p text:style-name="P4"/>
          </table:table-cell>
          <table:covered-table-cell/>
          <table:table-cell table:style-name="Table1.A1" table:number-columns-spanned="5" office:value-type="string">
            <text:p text:style-name="P12">Saya, {isi1}{nama}, Jaksa Penuntut Umum {nama_satker} setelah membaca {isi2} Pengadilan Negeri yang isinya antara lain berbunyi {isi3}.</text:p>
            <text:p text:style-name="P12">Menimbang bahwa {isi4}.</text:p>
            <text:p text:style-name="P12">Berdasarkan alasan-alasan tersebut di atas saya mengajukan keberatan terhadap {isi2} Hakim Pengadilan Negeri {isi5} tersebut.</text:p>
            <text:p text:style-name="P11">Mengingat pasal 149 (1) / 156 (3) KUHAP.</text:p>
            <text:p text:style-name="P5"/>
            <text:p text:style-name="P6">MEMINTA :</text:p>
            <text:p text:style-name="P6"/>
            <text:p text:style-name="P5">Supaya Pengadilan Tinggi {isi6} di {isi7} menerima perlawanan ini dan menyatakan bahwa keberatan Jaksa Penuntut Umum beralasan.</text:p>
            <text:p text:style-name="P5">Membatalkan {isi8} {isi5} Nomor {isi9} tanggal {isi10}.</text:p>
            <text:p text:style-name="P5">Memerintahkan untuk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0">-</text:p>
          </table:table-cell>
          <table:table-cell table:style-name="Table1.A1" table:number-columns-spanned="4" office:value-type="string">
            <text:p text:style-name="P5">Melakukan pemeriksaan terhadap terdakwa {isi11} di dalam persidangan Pengadilan Negeri.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0">-</text:p>
          </table:table-cell>
          <table:table-cell table:style-name="Table1.A1" table:number-columns-spanned="4" office:value-type="string">
            <text:p text:style-name="P5">Memeriksa perkara itu dengan dakwaan sebagaimana diatur dan diancam pasal {isi12}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JAKSA PENUNTUT UMUM</text:p>
                </table:table-cell>
              </table:table-row>
              <table:table-row>
                <table:table-cell table:style-name="Table6.A1" office:value-type="string"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6.A3" office:value-type="string">
                  <text:p text:style-name="P6">{nama_ttd}</text:p>
                </table:table-cell>
              </table:table-row>
              <table:table-row>
                <table:table-cell table:style-name="Table6.A1" office:value-type="string">
                  <text:p text:style-name="P6">{pangkat_ttd}/ NIP. {nip_ttd}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>Tembusan: [!-- BEGIN tembusan --]</text:p>
            <text:p text:style-name="P4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2T08:26:33.41</dc:date>
    <meta:editing-cycles>27</meta:editing-cycles>
    <meta:editing-duration>PT1H52M55S</meta:editing-duration>
    <meta:document-statistic meta:table-count="2" meta:image-count="0" meta:object-count="0" meta:page-count="1" meta:paragraph-count="40" meta:word-count="144" meta:character-count="1073"/>
    <meta:template xlink:type="simple" xlink:actuate="onRequest" xlink:title="" xlink:href="Normal.dotm"/>
  </office:meta>
</office:document-meta>
</file>